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5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6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8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Gill Sans MT_CCJU" style:text-underline-style="none"/>
    </style:style>
    <style:style style:name="P9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%#include </text:span><text:span text:style-name="T6">enTetesDecisionRFM</text:span><text:span text:style-name="T4">#%</text:span></text:p>
      <text:p text:style-name="P1"/>
      <text:h text:style-name="P8" text:outline-level="1">%=DECISION_REFUS2=%</text:h>
      <text:p text:style-name="P6"/>
      <text:p text:style-name="P6"/>
      <text:p text:style-name="P4">%=OBJET=%</text:p>
      <text:p text:style-name="P6"/>
      <text:p text:style-name="P6"/>
      <text:p text:style-name="P7">%=TITRE=%</text:p>
      <text:p text:style-name="P7"/>
      <text:p text:style-name="P7">%=DATE_DEMANDE=%</text:p>
      <text:p text:style-name="P7"/>
      <text:p text:style-name="P7">%=LOI=%</text:p>
      <text:p text:style-name="P7"/>
      <text:p text:style-name="P2">%=REFUS=%</text:p>
      <text:p text:style-name="P7"/>
      <text:p text:style-name="P7">%=SALUTATIONS=%</text:p>
      <text:p text:style-name="P6"/>
      <text:p text:style-name="P6"/>
      <text:p text:style-name="P5"><text:span text:style-name="T1"><text:tab/></text:span><text:span text:style-name="T2">%#</text:span><text:span text:style-name="T3">include <text:s/>signatureRFM</text:span><text:span text:style-name="T2">#%</text:span></text:p>
      <text:p text:style-name="P6"/>
      <text:p text:style-name="P6"/>
      <text:p text:style-name="P3"><text:span text:style-name="T5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2-02-23T15:40:53</dc:date>
    <meta:print-date>2009-04-27T16:10:00</meta:print-date>
    <meta:editing-cycles>9</meta:editing-cycles>
    <meta:editing-duration>PT22H41M5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792893989</meta:user-defined>
    <meta:document-statistic meta:table-count="0" meta:image-count="0" meta:object-count="0" meta:page-count="1" meta:paragraph-count="10" meta:word-count="15" meta:character-count="166"/>
  </office:meta>
</office:document-meta>
</file>